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DejaVuSans-Bold" svg:font-family="DejaVuSans-Bold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style:vertical-align="middle" fo:padding="0.097cm" fo:border="none"/>
    </style:style>
    <style:style style:name="Tabla1.2" style:family="table-row">
      <style:table-row-properties style:min-row-height="0.534cm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B1" style:family="table-cell">
      <style:table-cell-properties fo:background-color="#99ccff" fo:padding="0.097cm" fo:border="0.002cm solid #000000">
        <style:background-image/>
      </style:table-cell-properties>
    </style:style>
    <style:style style:name="Tabla2.2" style:family="table-row">
      <style:table-row-properties fo:background-color="transparent" style:keep-together="true" fo:keep-together="auto">
        <style:background-image/>
      </style:table-row-properties>
    </style:style>
    <style:style style:name="Tabla2.A2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B2" style:family="table-cell">
      <style:table-cell-properties style:vertical-align="" fo:background-color="transparent" fo:padding="0.097cm" fo:border="0.002cm solid #000000">
        <style:background-image/>
      </style:table-cell-properties>
    </style:style>
    <style:style style:name="Tabla7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7.A" style:family="table-column">
      <style:table-column-properties style:column-width="8.5cm" style:rel-column-width="32767*"/>
    </style:style>
    <style:style style:name="Tabla7.B" style:family="table-column">
      <style:table-column-properties style:column-width="8.5cm" style:rel-column-width="32768*"/>
    </style:style>
    <style:style style:name="Tabla7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7.B1" style:family="table-cell">
      <style:table-cell-properties fo:background-color="#99ccff" fo:padding="0.097cm" fo:border="0.002cm solid #000000">
        <style:background-image/>
      </style:table-cell-properties>
    </style:style>
    <style:style style:name="Tabla7.2" style:family="table-row">
      <style:table-row-properties fo:background-color="transparent" style:keep-together="true" fo:keep-together="auto">
        <style:background-image/>
      </style:table-row-properties>
    </style:style>
    <style:style style:name="Tabla7.A2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7.B2" style:family="table-cell">
      <style:table-cell-properties style:vertical-align="" fo:background-color="transparent" fo:padding="0.097cm" fo:border="0.002cm solid #000000">
        <style:background-image/>
      </style:table-cell-properties>
    </style:style>
    <style:style style:name="Tabla8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8.A" style:family="table-column">
      <style:table-column-properties style:column-width="8.5cm" style:rel-column-width="32767*"/>
    </style:style>
    <style:style style:name="Tabla8.B" style:family="table-column">
      <style:table-column-properties style:column-width="8.5cm" style:rel-column-width="32768*"/>
    </style:style>
    <style:style style:name="Tabla8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8.B1" style:family="table-cell">
      <style:table-cell-properties fo:background-color="#99ccff" fo:padding="0.097cm" fo:border="0.002cm solid #000000">
        <style:background-image/>
      </style:table-cell-properties>
    </style:style>
    <style:style style:name="Tabla8.2" style:family="table-row">
      <style:table-row-properties fo:background-color="transparent" style:keep-together="true" fo:keep-together="auto">
        <style:background-image/>
      </style:table-row-properties>
    </style:style>
    <style:style style:name="Tabla8.A2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8.B2" style:family="table-cell">
      <style:table-cell-properties style:vertical-align="" fo:background-color="transparent" fo:padding="0.097cm" fo:border="0.002cm solid #000000">
        <style:background-image/>
      </style:table-cell-properties>
    </style:style>
    <style:style style:name="Tabla4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5.667cm" style:rel-column-width="2184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99ccff" fo:padding="0.097cm" fo:border-left="0.002cm solid #000000" fo:border-right="none" fo:border-top="0.002cm solid #000000" fo:border-bottom="none">
        <style:background-image/>
      </style:table-cell-properties>
    </style:style>
    <style:style style:name="Tabla4.C1" style:family="table-cell">
      <style:table-cell-properties style:vertical-align="" fo:background-color="#99cc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4.C2" style:family="table-cell">
      <style:table-cell-properties style:vertical-align="" fo:background-color="transparent" fo:padding="0.097cm" fo:border="0.002cm solid #000000">
        <style:background-image/>
      </style:table-cell-properties>
    </style:style>
    <style:style style:name="Tabla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51cm" style:rel-column-width="16384*"/>
    </style:style>
    <style:style style:name="Tabla3.D" style:family="table-column">
      <style:table-column-properties style:column-width="4.249cm" style:rel-column-width="16383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#99ccff" fo:padding="0.097cm" fo:border-left="0.002cm solid #000000" fo:border-right="none" fo:border-top="0.002cm solid #000000" fo:border-bottom="none">
        <style:background-image/>
      </style:table-cell-properties>
    </style:style>
    <style:style style:name="Tabla3.D1" style:family="table-cell">
      <style:table-cell-properties style:vertical-align="" fo:background-color="#99cc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3.A2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.D2" style:family="table-cell">
      <style:table-cell-properties style:vertical-align="" fo:background-color="transparent" fo:padding="0.097cm" fo:border="0.002cm solid #000000">
        <style:background-image/>
      </style:table-cell-properties>
    </style:style>
    <style:style style:name="Tabla5" style:family="table">
      <style:table-properties style:width="4.057cm" table:align="margins"/>
    </style:style>
    <style:style style:name="Tabla5.A" style:family="table-column">
      <style:table-column-properties style:column-width="4.057cm" style:rel-column-width="65535*"/>
    </style:style>
    <style:style style:name="Tabla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9.A" style:family="table-column">
      <style:table-column-properties style:column-width="5.667cm" style:rel-column-width="21845*"/>
    </style:style>
    <style:style style:name="Tabla9.1" style:family="table-row">
      <style:table-row-properties fo:background-color="transparent" style:keep-together="true" fo:keep-together="auto">
        <style:background-image/>
      </style:table-row-properties>
    </style:style>
    <style:style style:name="Tabla9.A1" style:family="table-cell">
      <style:table-cell-properties style:vertical-align="" fo:background-color="#99ccff" fo:padding="0.097cm" fo:border-left="0.002cm solid #000000" fo:border-right="none" fo:border-top="0.002cm solid #000000" fo:border-bottom="none">
        <style:background-image/>
      </style:table-cell-properties>
    </style:style>
    <style:style style:name="Tabla9.C1" style:family="table-cell">
      <style:table-cell-properties style:vertical-align="" fo:background-color="#99cc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9.A2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9.C2" style:family="table-cell">
      <style:table-cell-properties style:vertical-align="" fo:background-color="transparent" fo:padding="0.097cm" fo:border="0.002cm solid #000000">
        <style:background-image/>
      </style:table-cell-properties>
    </style:style>
    <style:style style:name="Tabla1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15.A" style:family="table-column">
      <style:table-column-properties style:column-width="2.14cm" style:rel-column-width="8247*"/>
    </style:style>
    <style:style style:name="Tabla15.B" style:family="table-column">
      <style:table-column-properties style:column-width="5.144cm" style:rel-column-width="19827*"/>
    </style:style>
    <style:style style:name="Tabla15.C" style:family="table-column">
      <style:table-column-properties style:column-width="4.447cm" style:rel-column-width="17141*"/>
    </style:style>
    <style:style style:name="Tabla15.D" style:family="table-column">
      <style:table-column-properties style:column-width="2.836cm" style:rel-column-width="10933*"/>
    </style:style>
    <style:style style:name="Tabla15.E" style:family="table-column">
      <style:table-column-properties style:column-width="2.436cm" style:rel-column-width="9387*"/>
    </style:style>
    <style:style style:name="Tabla15.1" style:family="table-row">
      <style:table-row-properties fo:background-color="transparent" style:keep-together="true" fo:keep-together="auto">
        <style:background-image/>
      </style:table-row-properties>
    </style:style>
    <style:style style:name="Tabla15.A1" style:family="table-cell">
      <style:table-cell-properties style:vertical-align="" fo:background-color="#99ccff" fo:padding="0.097cm" fo:border-left="0.002cm solid #000000" fo:border-right="none" fo:border-top="0.002cm solid #000000" fo:border-bottom="none">
        <style:background-image/>
      </style:table-cell-properties>
    </style:style>
    <style:style style:name="Tabla15.E1" style:family="table-cell">
      <style:table-cell-properties style:vertical-align="" fo:background-color="#99cc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5.A2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5.E2" style:family="table-cell">
      <style:table-cell-properties style:vertical-align="" fo:background-color="transparent" fo:padding="0.097cm" fo:border="0.002cm solid #000000">
        <style:background-image/>
      </style:table-cell-properties>
    </style:style>
    <style:style style:name="Tabla15.A3" style:family="table-cell">
      <style:table-cell-properties style:vertical-align=""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Tabla15.A4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a6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2.141cm" style:rel-column-width="8254*"/>
    </style:style>
    <style:style style:name="Tabla6.B" style:family="table-column">
      <style:table-column-properties style:column-width="2.715cm" style:rel-column-width="10464*"/>
    </style:style>
    <style:style style:name="Tabla6.C" style:family="table-column">
      <style:table-column-properties style:column-width="2.159cm" style:rel-column-width="8322*"/>
    </style:style>
    <style:style style:name="Tabla6.D" style:family="table-column">
      <style:table-column-properties style:column-width="2.699cm" style:rel-column-width="10403*"/>
    </style:style>
    <style:style style:name="Tabla6.E" style:family="table-column">
      <style:table-column-properties style:column-width="2.018cm" style:rel-column-width="7778*"/>
    </style:style>
    <style:style style:name="Tabla6.F" style:family="table-column">
      <style:table-column-properties style:column-width="2.836cm" style:rel-column-width="10933*"/>
    </style:style>
    <style:style style:name="Tabla6.G" style:family="table-column">
      <style:table-column-properties style:column-width="2.434cm" style:rel-column-width="9381*"/>
    </style:style>
    <style:style style:name="Tabla6.1" style:family="table-row">
      <style:table-row-properties fo:background-color="transparent" style:keep-together="true" fo:keep-together="auto">
        <style:background-image/>
      </style:table-row-properties>
    </style:style>
    <style:style style:name="Tabla6.A1" style:family="table-cell">
      <style:table-cell-properties style:vertical-align="" fo:background-color="#99ccff" fo:padding="0.097cm" fo:border-left="0.002cm solid #000000" fo:border-right="none" fo:border-top="0.002cm solid #000000" fo:border-bottom="none">
        <style:background-image/>
      </style:table-cell-properties>
    </style:style>
    <style:style style:name="Tabla6.G1" style:family="table-cell">
      <style:table-cell-properties style:vertical-align="" fo:background-color="#99cc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6.A2" style:family="table-cell">
      <style:table-cell-properties style:vertical-align=""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6.G2" style:family="table-cell">
      <style:table-cell-properties style:vertical-align=""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6.A3" style:family="table-cell">
      <style:table-cell-properties style:vertical-align=""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Tabla6.A4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a10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10.A" style:family="table-column">
      <style:table-column-properties style:column-width="5.667cm" style:rel-column-width="21845*"/>
    </style:style>
    <style:style style:name="Tabla10.1" style:family="table-row">
      <style:table-row-properties fo:background-color="transparent" style:keep-together="true" fo:keep-together="auto">
        <style:background-image/>
      </style:table-row-properties>
    </style:style>
    <style:style style:name="Tabla10.A1" style:family="table-cell">
      <style:table-cell-properties style:vertical-align="" fo:background-color="#99ccff" fo:padding="0.097cm" fo:border-left="0.002cm solid #000000" fo:border-right="none" fo:border-top="0.002cm solid #000000" fo:border-bottom="none">
        <style:background-image/>
      </style:table-cell-properties>
    </style:style>
    <style:style style:name="Tabla10.C1" style:family="table-cell">
      <style:table-cell-properties style:vertical-align="" fo:background-color="#99cc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0.A2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0.C2" style:family="table-cell">
      <style:table-cell-properties style:vertical-align="" fo:background-color="transparent" fo:padding="0.097cm" fo:border="0.002cm solid #000000">
        <style:background-image/>
      </style:table-cell-properties>
    </style:style>
    <style:style style:name="Tabla1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11.A" style:family="table-column">
      <style:table-column-properties style:column-width="8.5cm" style:rel-column-width="32767*"/>
    </style:style>
    <style:style style:name="Tabla11.B" style:family="table-column">
      <style:table-column-properties style:column-width="8.5cm" style:rel-column-width="32768*"/>
    </style:style>
    <style:style style:name="Tabla11.1" style:family="table-row">
      <style:table-row-properties fo:background-color="transparent" style:keep-together="true" fo:keep-together="auto">
        <style:background-image/>
      </style:table-row-properties>
    </style:style>
    <style:style style:name="Tabla11.A1" style:family="table-cell">
      <style:table-cell-properties style:vertical-align="" fo:background-color="#99ccff" fo:padding="0.097cm" fo:border-left="0.002cm solid #000000" fo:border-right="none" fo:border-top="0.002cm solid #000000" fo:border-bottom="none">
        <style:background-image/>
      </style:table-cell-properties>
    </style:style>
    <style:style style:name="Tabla11.B1" style:family="table-cell">
      <style:table-cell-properties style:vertical-align="" fo:background-color="#99cc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1.A2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1.B2" style:family="table-cell">
      <style:table-cell-properties style:vertical-align="" fo:background-color="transparent" fo:padding="0.097cm" fo:border="0.002cm solid #000000">
        <style:background-image/>
      </style:table-cell-properties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3.186cm" style:rel-column-width="12280*"/>
    </style:style>
    <style:style style:name="Tabla12.B" style:family="table-column">
      <style:table-column-properties style:column-width="5.36cm" style:rel-column-width="20664*"/>
    </style:style>
    <style:style style:name="Tabla12.C" style:family="table-column">
      <style:table-column-properties style:column-width="3.865cm" style:rel-column-width="14898*"/>
    </style:style>
    <style:style style:name="Tabla12.D" style:family="table-column">
      <style:table-column-properties style:column-width="4.59cm" style:rel-column-width="17693*"/>
    </style:style>
    <style:style style:name="Tabla12.1" style:family="table-row">
      <style:table-row-properties style:min-row-height="0.58cm"/>
    </style:style>
    <style:style style:name="Tabla12.A1" style:family="table-cell">
      <style:table-cell-properties fo:padding="0.097cm" fo:border="none"/>
    </style:style>
    <style:style style:name="Tabla1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13.A" style:family="table-column">
      <style:table-column-properties style:column-width="17cm" style:rel-column-width="65535*"/>
    </style:style>
    <style:style style:name="Tabla13.1" style:family="table-row">
      <style:table-row-properties fo:background-color="transparent" style:keep-together="true" fo:keep-together="auto">
        <style:background-image/>
      </style:table-row-properties>
    </style:style>
    <style:style style:name="Tabla13.A1" style:family="table-cell">
      <style:table-cell-properties style:vertical-align="" fo:background-color="#99cc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3.A2" style:family="table-cell">
      <style:table-cell-properties style:vertical-align="" fo:background-color="transparent" fo:padding="0.097cm" fo:border="0.002cm solid #000000">
        <style:background-image/>
      </style:table-cell-properties>
    </style:style>
    <style:style style:name="Tabla14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14.A" style:family="table-column">
      <style:table-column-properties style:column-width="5.667cm" style:rel-column-width="21845*"/>
    </style:style>
    <style:style style:name="Tabla14.1" style:family="table-row">
      <style:table-row-properties fo:background-color="transparent" style:keep-together="true" fo:keep-together="auto">
        <style:background-image/>
      </style:table-row-properties>
    </style:style>
    <style:style style:name="Tabla14.A1" style:family="table-cell">
      <style:table-cell-properties style:vertical-align="" fo:background-color="#99ccff" fo:padding="0.097cm" fo:border-left="0.002cm solid #000000" fo:border-right="none" fo:border-top="0.002cm solid #000000" fo:border-bottom="none">
        <style:background-image/>
      </style:table-cell-properties>
    </style:style>
    <style:style style:name="Tabla14.C1" style:family="table-cell">
      <style:table-cell-properties style:vertical-align="" fo:background-color="#99cc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4.A2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4.C2" style:family="table-cell">
      <style:table-cell-properties style:vertical-align="" fo:background-color="transparent" fo:padding="0.097cm" fo:border="0.002cm solid #000000">
        <style:background-image/>
      </style:table-cell-properties>
    </style:style>
    <style:style style:name="P1" style:family="paragraph" style:parent-style-name="Table_20_Contents">
      <style:paragraph-properties fo:margin-left="0.071cm" fo:margin-right="0cm" fo:text-align="start" style:justify-single-word="false" fo:text-indent="0cm" style:auto-text-indent="false" style:text-autospace="none"/>
      <style:text-properties fo:color="#7c7bad" style:font-name="arial" fo:font-size="10pt" fo:font-weight="bold" style:font-name-asian="DejaVuSans-Bold" style:font-size-asian="10pt" style:font-weight-asian="bold" style:font-name-complex="DejaVuSans-Bold" style:font-size-complex="10pt"/>
    </style:style>
    <style:style style:name="P2" style:family="paragraph" style:parent-style-name="Standard">
      <style:paragraph-properties fo:margin-left="0.071cm" fo:margin-right="0cm" fo:text-align="start" style:justify-single-word="false" fo:text-indent="0cm" style:auto-text-indent="false" style:text-autospace="none"/>
    </style:style>
    <style:style style:name="P3" style:family="paragraph" style:parent-style-name="Standard">
      <style:paragraph-properties fo:margin-left="0.071cm" fo:margin-right="0cm" fo:text-align="start" style:justify-single-word="false" fo:text-indent="0cm" style:auto-text-indent="false" style:text-autospace="none"/>
      <style:text-properties fo:color="#7c7bad" style:font-name="arial" fo:font-size="12pt" fo:font-weight="bold" style:font-name-asian="DejaVuSans-Bold" style:font-size-asian="12pt" style:font-weight-asian="bold" style:font-name-complex="DejaVuSans-Bold" style:font-size-complex="12pt" style:font-weight-complex="bold"/>
    </style:style>
    <style:style style:name="P4" style:family="paragraph" style:parent-style-name="Standard">
      <style:paragraph-properties fo:margin-left="0.071cm" fo:margin-right="0cm" fo:text-align="start" style:justify-single-word="false" fo:text-indent="0cm" style:auto-text-indent="false" style:text-autospace="none"/>
      <style:text-properties fo:color="#7c7bad" style:font-name="arial" fo:font-size="10pt" fo:font-weight="bold" style:font-name-asian="DejaVuSans-Bold" style:font-size-asian="10pt" style:font-weight-asian="bold" style:font-name-complex="DejaVuSans-Bold" style:font-size-complex="10pt"/>
    </style:style>
    <style:style style:name="P5" style:family="paragraph" style:parent-style-name="Standard">
      <style:paragraph-properties fo:margin-left="0.071cm" fo:margin-right="0cm" fo:text-align="start" style:justify-single-word="false" fo:text-indent="0cm" style:auto-text-indent="false" style:text-autospace="none"/>
      <style:text-properties fo:color="#7c7bad" style:font-name="arial" fo:font-size="10pt" style:font-name-asian="DejaVuSans-Bold" style:font-size-asian="10pt" style:font-name-complex="DejaVuSans-Bold" style:font-size-complex="10pt"/>
    </style:style>
    <style:style style:name="P6" style:family="paragraph" style:parent-style-name="Standard">
      <style:paragraph-properties fo:margin-left="0.071cm" fo:margin-right="0cm" fo:text-align="start" style:justify-single-word="false" fo:text-indent="0cm" style:auto-text-indent="false"/>
      <style:text-properties style:font-name="arial" fo:font-size="10pt" fo:font-weight="bold" style:font-size-asian="10pt" style:font-weight-asian="bold" style:font-size-complex="10pt"/>
    </style:style>
    <style:style style:name="P7" style:family="paragraph" style:parent-style-name="Table_20_Contents">
      <style:text-properties style:font-name="arial" fo:font-size="10pt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0pt" style:font-name-asian="DejaVuSans-Bold" style:font-size-asian="10pt" style:font-name-complex="DejaVuSans-Bold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0pt" fo:font-weight="normal" style:font-name-asian="DejaVuSans-Bold" style:font-size-asian="10pt" style:font-weight-asian="normal" style:font-name-complex="DejaVuSans-Bold" style:font-size-complex="10pt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10pt" fo:font-weight="normal" style:font-name-asian="DejaVuSans-Bold" style:font-size-asian="10pt" style:font-weight-asian="normal" style:font-name-complex="DejaVuSans-Bold" style:font-size-complex="10pt" style:font-weight-complex="normal"/>
    </style:style>
    <style:style style:name="P11" style:family="paragraph" style:parent-style-name="Table_20_Contents">
      <style:paragraph-properties fo:margin-left="0.007cm" fo:margin-right="0.547cm" fo:text-indent="0cm" style:auto-text-indent="false"/>
      <style:text-properties style:font-name="arial" fo:font-size="10pt" style:font-size-asian="10pt" style:font-size-complex="10pt"/>
    </style:style>
    <style:style style:name="P12" style:family="paragraph" style:parent-style-name="Standard">
      <style:paragraph-properties fo:margin-left="0.007cm" fo:margin-right="0.547cm" fo:text-align="start" style:justify-single-word="false" fo:text-indent="0cm" style:auto-text-indent="false"/>
      <style:text-properties style:font-name="arial" fo:font-size="10pt" fo:font-weight="bold" style:font-size-asian="10pt" style:font-weight-asian="bold" style:font-size-complex="10pt"/>
    </style:style>
    <style:style style:name="P13" style:family="paragraph" style:parent-style-name="Standard">
      <style:paragraph-properties fo:margin-left="0.007cm" fo:margin-right="0.547cm" fo:text-indent="0cm" style:auto-text-indent="false"/>
      <style:text-properties style:font-name="arial" fo:font-size="10pt" style:font-size-asian="10pt" style:font-size-complex="10pt"/>
    </style:style>
    <style:style style:name="P14" style:family="paragraph" style:parent-style-name="Table_20_Contents">
      <style:paragraph-properties fo:margin-left="0.007cm" fo:margin-right="-0.011cm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P15" style:family="paragraph" style:parent-style-name="Standard">
      <style:text-properties fo:color="#7c7bad" style:font-name="arial" fo:font-size="10pt" fo:font-weight="bold" style:font-size-asian="10pt" style:font-weight-asian="bold" style:font-size-complex="10pt"/>
    </style:style>
    <style:style style:name="P16" style:family="paragraph" style:parent-style-name="Standard">
      <style:paragraph-properties fo:text-align="start" style:justify-single-word="false" style:text-autospace="none"/>
      <style:text-properties fo:color="#7c7bad" style:font-name="arial" fo:font-size="10pt" fo:font-weight="bold" style:font-name-asian="DejaVuSans-Bold" style:font-size-asian="10pt" style:font-weight-asian="bold" style:font-name-complex="DejaVuSans-Bold" style:font-size-complex="10pt"/>
    </style:style>
    <style:style style:name="P17" style:family="paragraph" style:parent-style-name="Standard">
      <style:text-properties style:font-name="arial" fo:font-size="10pt" style:font-size-asian="10pt" style:font-size-complex="10pt"/>
    </style:style>
    <style:style style:name="P18" style:family="paragraph" style:parent-style-name="Standard">
      <style:text-properties style:font-name="arial" fo:font-size="10pt" fo:font-weight="bold" style:font-size-asian="10pt" style:font-weight-asian="bold" style:font-size-complex="10pt"/>
    </style:style>
    <style:style style:name="P19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/>
    </style:style>
    <style:style style:name="P20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end" style:justify-single-word="false"/>
      <style:text-properties style:font-name="arial" fo:font-size="10pt" fo:font-weight="normal" style:font-name-asian="DejaVuSans-Bold" style:font-size-asian="10pt" style:font-weight-asian="normal" style:font-name-complex="DejaVuSans-Bold" style:font-size-complex="10pt" style:font-weight-complex="normal"/>
    </style:style>
    <style:style style:name="P22" style:family="paragraph" style:parent-style-name="Standard">
      <style:paragraph-properties fo:text-align="end" style:justify-single-word="false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7c7bae" style:font-name="arial" fo:font-size="10pt" style:font-name-asian="DejaVuSans-Bold" style:font-size-asian="10pt" style:font-name-complex="DejaVuSans-Bold" style:font-size-complex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fo:break-before="page" style:text-autospace="none"/>
      <style:text-properties fo:color="#7c7bae" style:font-name="arial" fo:font-size="10pt" style:font-name-asian="DejaVuSans-Bold" style:font-size-asian="10pt" style:font-name-complex="DejaVuSans-Bold" style:font-size-complex="10pt"/>
    </style:style>
    <style:style style:name="P25" style:family="paragraph" style:parent-style-name="Standard">
      <style:paragraph-properties fo:margin-left="0.212cm" fo:margin-right="0cm" fo:text-align="start" style:justify-single-word="false" fo:text-indent="0cm" style:auto-text-indent="false"/>
      <style:text-properties style:use-window-font-color="true" style:font-name="arial" fo:font-size="10pt" fo:font-weight="bold" fo:background-color="transparent" style:font-name-asian="DejaVuSans-Bold" style:font-size-asian="10pt" style:font-weight-asian="bold" style:font-name-complex="DejaVuSans-Bold" style:font-size-complex="10pt"/>
    </style:style>
    <style:style style:name="P26" style:family="paragraph" style:parent-style-name="Standard">
      <style:paragraph-properties fo:margin-left="0.141cm" fo:margin-right="0cm" fo:text-indent="0cm" style:auto-text-indent="false"/>
      <style:text-properties style:font-name="arial" fo:font-size="10pt" fo:font-weight="bold" style:font-size-asian="10pt" style:font-weight-asian="bold" style:font-size-complex="10pt"/>
    </style:style>
    <style:style style:name="P27" style:family="paragraph" style:parent-style-name="Standard">
      <style:paragraph-properties fo:margin-left="0.141cm" fo:margin-right="0cm" fo:text-align="center" style:justify-single-word="false" fo:text-indent="0cm" style:auto-text-indent="false"/>
      <style:text-properties style:font-name="arial" fo:font-size="10pt" fo:font-weight="bold" style:font-size-asian="10pt" style:font-weight-asian="bold" style:font-size-complex="10pt"/>
    </style:style>
    <style:style style:name="P28" style:family="paragraph" style:parent-style-name="Standard">
      <style:paragraph-properties fo:margin-left="0.007cm" fo:margin-right="0.007cm" fo:text-align="center" style:justify-single-word="false" fo:text-indent="0cm" style:auto-text-indent="false"/>
      <style:text-properties style:font-name="arial" fo:font-size="10pt" fo:font-weight="bold" style:font-size-asian="10pt" style:font-weight-asian="bold" style:font-size-complex="10pt"/>
    </style:style>
    <style:style style:name="P29" style:family="paragraph" style:parent-style-name="Standard">
      <style:paragraph-properties fo:margin-left="0cm" fo:margin-right="0.547cm" fo:text-align="start" style:justify-single-word="false" fo:text-indent="0cm" style:auto-text-indent="false"/>
      <style:text-properties style:font-name="arial" fo:font-size="10pt" fo:font-weight="bold" style:font-size-asian="10pt" style:font-weight-asian="bold" style:font-size-complex="10pt"/>
    </style:style>
    <style:style style:name="P30" style:family="paragraph" style:parent-style-name="Standard">
      <style:paragraph-properties fo:text-align="start" style:justify-single-word="false"/>
      <style:text-properties style:font-name="arial" fo:font-size="10pt" fo:font-weight="bold" style:font-name-asian="DejaVuSans-Bold" style:font-size-asian="10pt" style:font-weight-asian="bold" style:font-name-complex="DejaVuSans-Bold" style:font-size-complex="10pt" style:font-weight-complex="normal"/>
    </style:style>
    <style:style style:name="P31" style:family="paragraph" style:parent-style-name="Heading_20_1">
      <style:paragraph-properties fo:text-align="center" style:justify-single-word="false"/>
      <style:text-properties style:font-name="arial" fo:font-size="10pt" style:font-size-asian="10pt" style:font-size-complex="10pt"/>
    </style:style>
    <style:style style:name="T1" style:family="text">
      <style:text-properties fo:color="#7c7bad" fo:font-weight="bold" style:font-weight-asian="bold"/>
    </style:style>
    <style:style style:name="T2" style:family="text">
      <style:text-properties fo:color="#7c7bad" style:font-name="arial" fo:font-size="12pt" fo:font-weight="bold" style:font-name-asian="DejaVuSans-Bold" style:font-size-asian="12pt" style:font-weight-asian="bold" style:font-name-complex="DejaVuSans-Bold" style:font-size-complex="12pt" style:font-weight-complex="bold"/>
    </style:style>
    <style:style style:name="T3" style:family="text">
      <style:text-properties fo:color="#7c7bad" style:font-name="arial" fo:font-size="10pt" fo:font-weight="bold" style:font-name-asian="DejaVuSans-Bold" style:font-size-asian="10pt" style:font-weight-asian="bold" style:font-name-complex="DejaVuSans-Bold" style:font-size-complex="10pt" style:font-weight-complex="bold"/>
    </style:style>
    <style:style style:name="T4" style:family="text">
      <style:text-properties fo:color="#7c7bae"/>
    </style:style>
    <style:style style:name="T5" style:family="text">
      <style:text-properties fo:color="#7c7bae" fo:font-size="6pt" style:font-name-asian="DejaVuSans-Bold" style:font-size-asian="6pt" style:font-name-complex="DejaVuSans-Bold" style:font-size-complex="6pt"/>
    </style:style>
    <style:style style:name="T6" style:family="text">
      <style:text-properties fo:color="#7c7bae" style:font-name-asian="DejaVuSans-Bold" style:font-name-complex="DejaVuSans-Bold"/>
    </style:style>
    <style:style style:name="T7" style:family="text">
      <style:text-properties fo:color="#004586" fo:font-size="14pt" style:font-size-asian="14pt" style:font-size-complex="14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section text:style-name="Sect1" text:name="reporte">
        <text:h text:style-name="P31" text:outline-level="1">[[ repeatIn(objects,'objeto') ]]<text:span text:style-name="T7">Expediente </text:span></text:h>
        <text:p text:style-name="P4"/>
        <table:table table:name="Tabla1" table:style-name="Tabla1">
          <table:table-column table:style-name="Tabla1.A" table:number-columns-repeated="3"/>
          <table:table-column table:style-name="Tabla1.D"/>
          <table:table-row>
            <table:table-cell table:style-name="Tabla1.A1" office:value-type="string">
              <text:p text:style-name="P6">Código referencia</text:p>
            </table:table-cell>
            <table:table-cell table:style-name="Tabla1.A1" office:value-type="string">
              <text:p text:style-name="P14">[[ objeto.number ]]</text:p>
            </table:table-cell>
            <table:table-cell table:style-name="Tabla1.A1" office:value-type="string">
              <text:p text:style-name="P11"/>
            </table:table-cell>
            <table:table-cell table:style-name="Tabla1.A1" office:value-type="string">
              <text:p text:style-name="P7"/>
            </table:table-cell>
          </table:table-row>
          <table:table-row table:style-name="Tabla1.2">
            <table:table-cell table:style-name="Tabla1.A1" office:value-type="string">
              <text:p text:style-name="P6">Descripción</text:p>
            </table:table-cell>
            <table:table-cell table:style-name="Tabla1.A1" table:number-columns-spanned="3" office:value-type="string">
              <text:p text:style-name="P14">[[ objeto.name ]]</text:p>
            </table:table-cell>
            <table:covered-table-cell/>
            <table:covered-table-cell/>
          </table:table-row>
          <table:table-row>
            <table:table-cell table:style-name="Tabla1.A1" office:value-type="string">
              <text:p text:style-name="P6">Fecha alta</text:p>
            </table:table-cell>
            <table:table-cell table:style-name="Tabla1.A1" office:value-type="string">
              <text:p text:style-name="P14">[[ formatLang( objeto.fechaalta , date=True) or '' ]]</text:p>
            </table:table-cell>
            <table:table-cell table:style-name="Tabla1.A1" office:value-type="string">
              <text:p text:style-name="P12">Fecha cierre</text:p>
            </table:table-cell>
            <table:table-cell table:style-name="Tabla1.A1" office:value-type="string">
              <text:p text:style-name="P14">[[ formatLang( objeto.fechacierre , date=True) or '' ]]</text:p>
            </table:table-cell>
          </table:table-row>
          <table:table-row>
            <table:table-cell table:style-name="Tabla1.A1" office:value-type="string">
              <text:p text:style-name="P6">Número de autos</text:p>
            </table:table-cell>
            <table:table-cell table:style-name="Tabla1.A1" office:value-type="string">
              <text:p text:style-name="P14">[[ objeto.nroautos or '' ]]</text:p>
            </table:table-cell>
            <table:table-cell table:style-name="Tabla1.A1" office:value-type="string">
              <text:p text:style-name="P13"/>
            </table:table-cell>
            <table:table-cell table:style-name="Tabla1.A1" office:value-type="string">
              <text:p text:style-name="P14"/>
            </table:table-cell>
          </table:table-row>
          <table:table-row>
            <table:table-cell table:style-name="Tabla1.A1" office:value-type="string">
              <text:p text:style-name="P6">Tipo Expediente</text:p>
            </table:table-cell>
            <table:table-cell table:style-name="Tabla1.A1" office:value-type="string">
              <text:p text:style-name="P14">[[ objeto.tipoexpediente.name or '' ]]</text:p>
            </table:table-cell>
            <table:table-cell table:style-name="Tabla1.A1" office:value-type="string">
              <text:p text:style-name="P29">N.I.G</text:p>
            </table:table-cell>
            <table:table-cell table:style-name="Tabla1.A1" office:value-type="string">
              <text:p text:style-name="P14">[[ objeto.nig or '' ]]</text:p>
            </table:table-cell>
          </table:table-row>
          <table:table-row>
            <table:table-cell table:style-name="Tabla1.A1" office:value-type="string">
              <text:p text:style-name="P6">Referencia cliente</text:p>
            </table:table-cell>
            <table:table-cell table:style-name="Tabla1.A1" office:value-type="string">
              <text:p text:style-name="P14">[[ objeto.cliente or '' ]]</text:p>
            </table:table-cell>
            <table:table-cell table:style-name="Tabla1.A1" office:value-type="string">
              <text:p text:style-name="P12">Tipo Asunto</text:p>
            </table:table-cell>
            <table:table-cell table:style-name="Tabla1.A1" office:value-type="string">
              <text:p text:style-name="P14">[[ objeto.tipoasunto.name or '' ]]</text:p>
            </table:table-cell>
          </table:table-row>
          <table:table-row>
            <table:table-cell table:style-name="Tabla1.A1" office:value-type="string">
              <text:p text:style-name="P6">Tipo Procedimiento</text:p>
            </table:table-cell>
            <table:table-cell table:style-name="Tabla1.A1" office:value-type="string">
              <text:p text:style-name="P14">[[ objeto.tipoprocedimiento.name or '' ]]</text:p>
            </table:table-cell>
            <table:table-cell table:style-name="Tabla1.A1" office:value-type="string">
              <text:p text:style-name="P12">Referencia procurador</text:p>
            </table:table-cell>
            <table:table-cell table:style-name="Tabla1.A1" office:value-type="string">
              <text:p text:style-name="P14">[[ objeto.procurador or '' ]]</text:p>
            </table:table-cell>
          </table:table-row>
          <table:table-row>
            <table:table-cell table:style-name="Tabla1.A1" office:value-type="string">
              <text:p text:style-name="P6">Ubicación del expediente</text:p>
            </table:table-cell>
            <table:table-cell table:style-name="Tabla1.A1" office:value-type="string">
              <text:p text:style-name="P14">[[ objeto.refpropia or '' ]]</text:p>
            </table:table-cell>
            <table:table-cell table:style-name="Tabla1.A1" office:value-type="string">
              <text:p text:style-name="P12">Estado</text:p>
            </table:table-cell>
            <table:table-cell table:style-name="Tabla1.A1" office:value-type="string">
              <text:p text:style-name="P14">[[ objeto.state or '' ]]</text:p>
            </table:table-cell>
          </table:table-row>
        </table:table>
        <text:p text:style-name="P4"/>
        <text:p text:style-name="P4"/>
        <text:p text:style-name="P3">Participantes</text:p>
        <text:section text:style-name="Sect1" text:name="propios">
          <text:p text:style-name="P2"><text:span text:style-name="T6">[[ '' if objeto.propios_ids else removeParentNode('{urn:oasis:names:tc:opendocument:xmlns:text:1.0}section') ]]</text:span><text:span text:style-name="T3">Propios</text:span></text:p>
          <table:table table:name="Tabla2" table:style-name="Tabla2">
            <table:table-column table:style-name="Tabla2.A"/>
            <table:table-column table:style-name="Tabla2.B"/>
            <table:table-row>
              <table:table-cell table:style-name="Tabla2.A1" office:value-type="string">
                <text:p text:style-name="P25">Cliente</text:p>
              </table:table-cell>
              <table:table-cell table:style-name="Tabla2.B1" office:value-type="string">
                <text:p text:style-name="P25">Categoría</text:p>
              </table:table-cell>
            </table:table-row>
            <table:table-row table:style-name="Tabla2.2">
              <table:table-cell table:style-name="Tabla2.A2" office:value-type="string">
                <text:p text:style-name="P8">[[ repeatIn(objeto.propios_ids, 'cli') ]][[ cli.partner_id.name ]]</text:p>
              </table:table-cell>
              <table:table-cell table:style-name="Tabla2.B2" office:value-type="string">
                <text:p text:style-name="P8">[[ cli.categoria.name ]]</text:p>
              </table:table-cell>
            </table:table-row>
          </table:table>
          <text:p text:style-name="P1"/>
        </text:section>
        <text:section text:style-name="Sect1" text:name="contrarios">
          <text:p text:style-name="P2"><text:span text:style-name="T6">[[ '' if objeto.contrarios_ids else removeParentNode('{urn:oasis:names:tc:opendocument:xmlns:text:1.0}section') ]]</text:span><text:span text:style-name="T3">Contrarios</text:span></text:p>
          <table:table table:name="Tabla7" table:style-name="Tabla7">
            <table:table-column table:style-name="Tabla7.A"/>
            <table:table-column table:style-name="Tabla7.B"/>
            <table:table-row>
              <table:table-cell table:style-name="Tabla7.A1" office:value-type="string">
                <text:p text:style-name="P25">Cliente</text:p>
              </table:table-cell>
              <table:table-cell table:style-name="Tabla7.B1" office:value-type="string">
                <text:p text:style-name="P25">Categoría</text:p>
              </table:table-cell>
            </table:table-row>
            <table:table-row table:style-name="Tabla7.2">
              <table:table-cell table:style-name="Tabla7.A2" office:value-type="string">
                <text:p text:style-name="P8">[[ repeatIn(objeto.contrarios_ids, 'cli') ]][[ cli.partner_id.name ]]</text:p>
              </table:table-cell>
              <table:table-cell table:style-name="Tabla7.B2" office:value-type="string">
                <text:p text:style-name="P8">[[ cli.categoria.name ]]</text:p>
              </table:table-cell>
            </table:table-row>
          </table:table>
          <text:p text:style-name="P1"/>
        </text:section>
        <text:section text:style-name="Sect1" text:name="comunes">
          <text:p text:style-name="P2"><text:span text:style-name="T6">[[ '' if objeto.comunes_ids else removeParentNode('{urn:oasis:names:tc:opendocument:xmlns:text:1.0}section') ]]</text:span><text:span text:style-name="T3">Comunes</text:span></text:p>
          <table:table table:name="Tabla8" table:style-name="Tabla8">
            <table:table-column table:style-name="Tabla8.A"/>
            <table:table-column table:style-name="Tabla8.B"/>
            <table:table-row>
              <table:table-cell table:style-name="Tabla8.A1" office:value-type="string">
                <text:p text:style-name="P25">Cliente</text:p>
              </table:table-cell>
              <table:table-cell table:style-name="Tabla8.B1" office:value-type="string">
                <text:p text:style-name="P25">Categoría</text:p>
              </table:table-cell>
            </table:table-row>
            <table:table-row table:style-name="Tabla8.2">
              <table:table-cell table:style-name="Tabla8.A2" office:value-type="string">
                <text:p text:style-name="P8">[[ repeatIn(objeto.comunes_ids, 'cli') ]][[ cli.partner_id.name ]]</text:p>
              </table:table-cell>
              <table:table-cell table:style-name="Tabla8.B2" office:value-type="string">
                <text:p text:style-name="P8">[[ cli.categoria.name ]]</text:p>
              </table:table-cell>
            </table:table-row>
          </table:table>
          <text:p text:style-name="P1"/>
        </text:section>
        <text:section text:style-name="Sect1" text:name="acciones">
          <text:p text:style-name="P2"><text:span text:style-name="T4">[[ '' if objeto.accion_ids else removeParentNode('{urn:oasis:names:tc:opendocument:xmlns:text:1.0}section') ]]</text:span><text:span text:style-name="T2">Acciones</text:span></text:p>
          <table:table table:name="Tabla4" table:style-name="Tabla4">
            <table:table-column table:style-name="Tabla4.A" table:number-columns-repeated="3"/>
            <table:table-row table:style-name="Tabla4.1">
              <table:table-cell table:style-name="Tabla4.A1" office:value-type="string">
                <text:p text:style-name="P25">Asunto de la reunión<text:tab/><text:tab/></text:p>
              </table:table-cell>
              <table:table-cell table:style-name="Tabla4.A1" office:value-type="string">
                <text:p text:style-name="P25">Fecha</text:p>
              </table:table-cell>
              <table:table-cell table:style-name="Tabla4.C1" office:value-type="string">
                <text:p text:style-name="P25">Duración</text:p>
              </table:table-cell>
            </table:table-row>
            <table:table-row table:style-name="Tabla4.1">
              <table:table-cell table:style-name="Tabla4.A2" office:value-type="string">
                <text:p text:style-name="P8"><text:span text:style-name="T1">[[ repeatIn(objeto.accion_ids,'acciones') ]]</text:span>[[ acciones.name ]]</text:p>
              </table:table-cell>
              <table:table-cell table:style-name="Tabla4.A2" office:value-type="string">
                <text:p text:style-name="P8">[[ formatLang(acciones.date,date=True) or '' ]]</text:p>
              </table:table-cell>
              <table:table-cell table:style-name="Tabla4.C2" office:value-type="string">
                <text:p text:style-name="P8">[[ acciones.duration ]]</text:p>
              </table:table-cell>
            </table:table-row>
          </table:table>
          <text:p text:style-name="P4"/>
        </text:section>
        <text:section text:style-name="Sect1" text:name="emails">
          <text:p text:style-name="P2"><text:span text:style-name="T6">[[ removeParentNode('{urn:oasis:names:tc:opendocument:xmlns:text:1.0}section') ]]</text:span><text:span text:style-name="T2">Emails</text:span></text:p>
          <table:table table:name="Tabla3" table:style-name="Tabla3">
            <table:table-column table:style-name="Tabla3.A" table:number-columns-repeated="3"/>
            <table:table-column table:style-name="Tabla3.D"/>
            <table:table-row table:style-name="Tabla3.1">
              <table:table-cell table:style-name="Tabla3.A1" office:value-type="string">
                <text:p text:style-name="P25">Autor</text:p>
              </table:table-cell>
              <table:table-cell table:style-name="Tabla3.A1" office:value-type="string">
                <text:p text:style-name="P25">Destinatarios<text:tab/></text:p>
              </table:table-cell>
              <table:table-cell table:style-name="Tabla3.A1" office:value-type="string">
                <text:p text:style-name="P25">Asunto</text:p>
              </table:table-cell>
              <table:table-cell table:style-name="Tabla3.D1" office:value-type="string">
                <text:p text:style-name="P25">Fecha</text:p>
              </table:table-cell>
            </table:table-row>
            <table:table-row table:style-name="Tabla3.1">
              <table:table-cell table:style-name="Tabla3.A2" office:value-type="string">
                <text:p text:style-name="P8"><text:span text:style-name="T1">[[ repeatIn(objeto.emails,'emails') ]]</text:span>[[ emails.author_id ]]</text:p>
              </table:table-cell>
              <table:table-cell table:style-name="Tabla3.A2" office:value-type="string">
                <table:table table:name="Tabla5" table:style-name="Tabla5">
                  <table:table-column table:style-name="Tabla5.A"/>
                  <table:table-row>
                    <table:table-cell office:value-type="string">
                      <text:p text:style-name="P8">[[ repeatIn(emails.partner_ids), 'partner' ]][[ partner.name ]]</text:p>
                    </table:table-cell>
                  </table:table-row>
                </table:table>
                <text:p text:style-name="P8"/>
              </table:table-cell>
              <table:table-cell table:style-name="Tabla3.A2" office:value-type="string">
                <text:p text:style-name="P8">[[ emails.subject ]]</text:p>
              </table:table-cell>
              <table:table-cell table:style-name="Tabla3.D2" office:value-type="string">
                <text:p text:style-name="P8">[[ formatLang(emails.date, date=True) or '' ]]</text:p>
              </table:table-cell>
            </table:table-row>
          </table:table>
          <text:p text:style-name="P4"/>
        </text:section>
        <text:section text:style-name="Sect1" text:name="expedientes relacionados">
          <text:p text:style-name="P2"><text:span text:style-name="T5">[[ '' if objeto.expedientes_ids else removeParentNode('{urn:oasis:names:tc:opendocument:xmlns:text:1.0}section') ]]</text:span><text:span text:style-name="T6"> </text:span><text:span text:style-name="T2">Expedientes Relacionados</text:span></text:p>
          <table:table table:name="Tabla9" table:style-name="Tabla9">
            <table:table-column table:style-name="Tabla9.A" table:number-columns-repeated="3"/>
            <text:soft-page-break/>
            <table:table-row table:style-name="Tabla9.1">
              <table:table-cell table:style-name="Tabla9.A1" office:value-type="string">
                <text:p text:style-name="P25">Código referencia</text:p>
              </table:table-cell>
              <table:table-cell table:style-name="Tabla9.A1" office:value-type="string">
                <text:p text:style-name="P25">Descripción</text:p>
              </table:table-cell>
              <table:table-cell table:style-name="Tabla9.C1" office:value-type="string">
                <text:p text:style-name="P25">Referencia cliente</text:p>
              </table:table-cell>
            </table:table-row>
            <table:table-row table:style-name="Tabla9.1">
              <table:table-cell table:style-name="Tabla9.A2" office:value-type="string">
                <text:p text:style-name="P8"><text:span text:style-name="T1">[[ repeatIn(objeto.expedientes_ids,'expediente') ]]</text:span>[[ expediente.number ]]</text:p>
              </table:table-cell>
              <table:table-cell table:style-name="Tabla9.A2" office:value-type="string">
                <text:p text:style-name="P8">[[ expediente.name ]]</text:p>
              </table:table-cell>
              <table:table-cell table:style-name="Tabla9.C2" office:value-type="string">
                <text:p text:style-name="P8">[[ expediente.cliente ]]</text:p>
              </table:table-cell>
            </table:table-row>
          </table:table>
        </text:section>
        <text:section text:style-name="Sect1" text:name="horas">
          <text:p text:style-name="P4"/>
          <text:p text:style-name="P2"><text:span text:style-name="T6">[[ '' if objeto.horas_ids else removeParentNode('{urn:oasis:names:tc:opendocument:xmlns:text:1.0}section') ]]</text:span><text:span text:style-name="T2">Horas</text:span></text:p>
          <table:table table:name="Tabla15" table:style-name="Tabla15">
            <table:table-column table:style-name="Tabla15.A"/>
            <table:table-column table:style-name="Tabla15.B"/>
            <table:table-column table:style-name="Tabla15.C"/>
            <table:table-column table:style-name="Tabla15.D"/>
            <table:table-column table:style-name="Tabla15.E"/>
            <table:table-row table:style-name="Tabla15.1">
              <table:table-cell table:style-name="Tabla15.A1" office:value-type="string">
                <text:p text:style-name="P26">Fecha</text:p>
              </table:table-cell>
              <table:table-cell table:style-name="Tabla15.A1" office:value-type="string">
                <text:p text:style-name="P26">Descripción</text:p>
              </table:table-cell>
              <table:table-cell table:style-name="Tabla15.A1" office:value-type="string">
                <text:p text:style-name="P26">Total</text:p>
              </table:table-cell>
              <table:table-cell table:style-name="Tabla15.A1" office:value-type="string">
                <text:p text:style-name="P26">A conceptuar</text:p>
              </table:table-cell>
              <table:table-cell table:style-name="Tabla15.E1" office:value-type="string">
                <text:p text:style-name="P26">Conceptuado</text:p>
              </table:table-cell>
            </table:table-row>
            <table:table-row table:style-name="Tabla15.1">
              <table:table-cell table:style-name="Tabla15.A2" office:value-type="string">
                <text:p text:style-name="P9"><text:span text:style-name="T1">[[ repeatIn(objeto.horas_ids,'cli') ]]</text:span>[[ formatLang(cli.fecha,date=True) or '' ]]</text:p>
              </table:table-cell>
              <table:table-cell table:style-name="Tabla15.A2" office:value-type="string">
                <text:p text:style-name="P9">[[ cli.descripcion ]]</text:p>
              </table:table-cell>
              <table:table-cell table:style-name="Tabla15.A2" office:value-type="string">
                <text:p text:style-name="P21">[[ formatLang((cli.canthoras if cli.canthoras else 0),monetary=False) ]]</text:p>
              </table:table-cell>
              <table:table-cell table:style-name="Tabla15.A2" office:value-type="string">
                <text:p text:style-name="P9">[[ 'Si' if cli.conceptuar else 'No' ]]</text:p>
              </table:table-cell>
              <table:table-cell table:style-name="Tabla15.E2" office:value-type="string">
                <text:p text:style-name="P9">[[ 'Si' if cli.conceptuado else 'No' ]]</text:p>
              </table:table-cell>
            </table:table-row>
            <table:table-row table:style-name="Tabla15.1">
              <table:table-cell table:style-name="Tabla15.A3" office:value-type="string">
                <text:p text:style-name="P9"/>
              </table:table-cell>
              <table:table-cell table:style-name="Tabla15.A3" office:value-type="string">
                <text:p text:style-name="P30">Total</text:p>
              </table:table-cell>
              <table:table-cell table:style-name="Tabla15.A3" office:value-type="string">
                <text:p text:style-name="P22">[[formatLang((objeto.totalgralhoras if objeto.totalgralhoras else 0),monetary=False)]]</text:p>
              </table:table-cell>
              <table:table-cell table:style-name="Tabla15.A3" office:value-type="string">
                <text:p text:style-name="P9"/>
              </table:table-cell>
              <table:table-cell table:style-name="Tabla15.A3" office:value-type="string">
                <text:p text:style-name="P9"/>
              </table:table-cell>
            </table:table-row>
            <table:table-row table:style-name="Tabla15.1">
              <table:table-cell table:style-name="Tabla15.A4" office:value-type="string">
                <text:p text:style-name="P9"/>
              </table:table-cell>
              <table:table-cell table:style-name="Tabla15.A4" office:value-type="string">
                <text:p text:style-name="P30">Total conceptuado</text:p>
              </table:table-cell>
              <table:table-cell table:style-name="Tabla15.A4" office:value-type="string">
                <text:p text:style-name="P22">[[formatLang((objeto.totalconceptuado if objeto.totalconceptuado else 0),monetary=False)]]</text:p>
              </table:table-cell>
              <table:table-cell table:style-name="Tabla15.A4" office:value-type="string">
                <text:p text:style-name="P9"/>
              </table:table-cell>
              <table:table-cell table:style-name="Tabla15.A4" office:value-type="string">
                <text:p text:style-name="P9"/>
              </table:table-cell>
            </table:table-row>
            <table:table-row table:style-name="Tabla15.1">
              <table:table-cell table:style-name="Tabla15.A4" office:value-type="string">
                <text:p text:style-name="P9"/>
              </table:table-cell>
              <table:table-cell table:style-name="Tabla15.A4" office:value-type="string">
                <text:p text:style-name="P30">Total sin conceptuar</text:p>
              </table:table-cell>
              <table:table-cell table:style-name="Tabla15.A4" office:value-type="string">
                <text:p text:style-name="P22">[[ formatLang((objeto.totalsinconceptuar if objeto.totalsinconceptuar else 0),monetary=False) ]]</text:p>
              </table:table-cell>
              <table:table-cell table:style-name="Tabla15.A4" office:value-type="string">
                <text:p text:style-name="P9"/>
              </table:table-cell>
              <table:table-cell table:style-name="Tabla15.A4" office:value-type="string">
                <text:p text:style-name="P9"/>
              </table:table-cell>
            </table:table-row>
          </table:table>
          <text:p text:style-name="P4"/>
        </text:section>
        <text:section text:style-name="Sect1" text:name="gastos">
          <text:p text:style-name="P2"><text:span text:style-name="T6">[[ '' if objeto.concepto_ids else removeParentNode('{urn:oasis:names:tc:opendocument:xmlns:text:1.0}section') ]]</text:span><text:span text:style-name="T2">Gastos</text:span></text:p>
          <table:table table:name="Tabla6" table:style-name="Tabla6">
            <table:table-column table:style-name="Tabla6.A"/>
            <table:table-column table:style-name="Tabla6.B"/>
            <table:table-column table:style-name="Tabla6.C"/>
            <table:table-column table:style-name="Tabla6.D"/>
            <table:table-column table:style-name="Tabla6.E"/>
            <table:table-column table:style-name="Tabla6.F"/>
            <table:table-column table:style-name="Tabla6.G"/>
            <table:table-row table:style-name="Tabla6.1">
              <table:table-cell table:style-name="Tabla6.A1" office:value-type="string">
                <text:p text:style-name="P26">Fecha</text:p>
              </table:table-cell>
              <table:table-cell table:style-name="Tabla6.A1" office:value-type="string">
                <text:p text:style-name="P26">Descripción</text:p>
              </table:table-cell>
              <table:table-cell table:style-name="Tabla6.A1" office:value-type="string">
                <text:p text:style-name="P26">Cantidad</text:p>
              </table:table-cell>
              <table:table-cell table:style-name="Tabla6.A1" office:value-type="string">
                <text:p text:style-name="P26">Precio unidad</text:p>
              </table:table-cell>
              <table:table-cell table:style-name="Tabla6.A1" office:value-type="string">
                <text:p text:style-name="P26">Total</text:p>
              </table:table-cell>
              <table:table-cell table:style-name="Tabla6.A1" office:value-type="string">
                <text:p text:style-name="P26">A facturar</text:p>
              </table:table-cell>
              <table:table-cell table:style-name="Tabla6.G1" office:value-type="string">
                <text:p text:style-name="P26">Facturado</text:p>
              </table:table-cell>
            </table:table-row>
            <table:table-row table:style-name="Tabla6.1">
              <table:table-cell table:style-name="Tabla6.A2" office:value-type="string">
                <text:p text:style-name="P9"><text:span text:style-name="T1">[[ repeatIn(objeto.concepto_ids,'cli') ]]</text:span>[[ formatLang(cli.fecha,date=True) or '' ]]</text:p>
              </table:table-cell>
              <table:table-cell table:style-name="Tabla6.A2" office:value-type="string">
                <text:p text:style-name="P9">[[ cli.name ]]</text:p>
              </table:table-cell>
              <table:table-cell table:style-name="Tabla6.A2" office:value-type="string">
                <text:p text:style-name="P10">[[ cli.cantidad ]]</text:p>
              </table:table-cell>
              <table:table-cell table:style-name="Tabla6.A2" office:value-type="string">
                <text:p text:style-name="P10">[[formatLang(cli.preciounidad,monetary=True)]]</text:p>
              </table:table-cell>
              <table:table-cell table:style-name="Tabla6.A2" office:value-type="string">
                <text:p text:style-name="P21">[[ formatLang((cli.total if cli.total else 0),monetary=True) ]]</text:p>
              </table:table-cell>
              <table:table-cell table:style-name="Tabla6.A2" office:value-type="string">
                <text:p text:style-name="P9">[[ 'Si' if cli.facturar else 'No' ]]</text:p>
              </table:table-cell>
              <table:table-cell table:style-name="Tabla6.G2" office:value-type="string">
                <text:p text:style-name="P9">[[ 'Si' if cli.facturado else 'No' ]]</text:p>
              </table:table-cell>
            </table:table-row>
            <table:table-row table:style-name="Tabla6.1">
              <table:table-cell table:style-name="Tabla6.A3" office:value-type="string">
                <text:p text:style-name="P9"/>
              </table:table-cell>
              <table:table-cell table:style-name="Tabla6.A3" office:value-type="string">
                <text:p text:style-name="P9"/>
              </table:table-cell>
              <table:table-cell table:style-name="Tabla6.A3" table:number-columns-spanned="2" office:value-type="string">
                <text:p text:style-name="P19">Total</text:p>
              </table:table-cell>
              <table:covered-table-cell/>
              <table:table-cell table:style-name="Tabla6.A3" office:value-type="string">
                <text:p text:style-name="P22">[[formatLang((objeto.totalgral if objeto.totalgral else 0),monetary=True)]]</text:p>
              </table:table-cell>
              <table:table-cell table:style-name="Tabla6.A3" office:value-type="string">
                <text:p text:style-name="P9"/>
              </table:table-cell>
              <table:table-cell table:style-name="Tabla6.A3" office:value-type="string">
                <text:p text:style-name="P9"/>
              </table:table-cell>
            </table:table-row>
            <text:soft-page-break/>
            <table:table-row table:style-name="Tabla6.1">
              <table:table-cell table:style-name="Tabla6.A4" office:value-type="string">
                <text:p text:style-name="P9"/>
              </table:table-cell>
              <table:table-cell table:style-name="Tabla6.A4" office:value-type="string">
                <text:p text:style-name="P9"/>
              </table:table-cell>
              <table:table-cell table:style-name="Tabla6.A4" table:number-columns-spanned="2" office:value-type="string">
                <text:p text:style-name="P19">Total facturado</text:p>
              </table:table-cell>
              <table:covered-table-cell/>
              <table:table-cell table:style-name="Tabla6.A4" office:value-type="string">
                <text:p text:style-name="P22">[[formatLang((objeto.totalfacturado if objeto.totalfacturado else 0),monetary=True)]]</text:p>
              </table:table-cell>
              <table:table-cell table:style-name="Tabla6.A4" office:value-type="string">
                <text:p text:style-name="P9"/>
              </table:table-cell>
              <table:table-cell table:style-name="Tabla6.A4" office:value-type="string">
                <text:p text:style-name="P9"/>
              </table:table-cell>
            </table:table-row>
            <table:table-row table:style-name="Tabla6.1">
              <table:table-cell table:style-name="Tabla6.A4" office:value-type="string">
                <text:p text:style-name="P9"/>
              </table:table-cell>
              <table:table-cell table:style-name="Tabla6.A4" office:value-type="string">
                <text:p text:style-name="P9"/>
              </table:table-cell>
              <table:table-cell table:style-name="Tabla6.A4" table:number-columns-spanned="2" office:value-type="string">
                <text:p text:style-name="P19">Saldo no facturado</text:p>
              </table:table-cell>
              <table:covered-table-cell/>
              <table:table-cell table:style-name="Tabla6.A4" office:value-type="string">
                <text:p text:style-name="P22">[[ formatLang((objeto.totalsinfacturar if objeto.totalsinfacturar else 0),monetary=True) ]]</text:p>
              </table:table-cell>
              <table:table-cell table:style-name="Tabla6.A4" office:value-type="string">
                <text:p text:style-name="P9"/>
              </table:table-cell>
              <table:table-cell table:style-name="Tabla6.A4" office:value-type="string">
                <text:p text:style-name="P9"/>
              </table:table-cell>
            </table:table-row>
          </table:table>
          <text:p text:style-name="P4"/>
        </text:section>
        <text:section text:style-name="Sect1" text:name="facturas">
          <text:p text:style-name="P2"><text:span text:style-name="T6">[[ '' if objeto.facturas_ids else removeParentNode('{urn:oasis:names:tc:opendocument:xmlns:text:1.0}section') ]]</text:span><text:span text:style-name="T2">Facturas</text:span></text:p>
          <table:table table:name="Tabla10" table:style-name="Tabla10">
            <table:table-column table:style-name="Tabla10.A" table:number-columns-repeated="3"/>
            <table:table-row table:style-name="Tabla10.1">
              <table:table-cell table:style-name="Tabla10.A1" office:value-type="string">
                <text:p text:style-name="P28">Fecha factura</text:p>
              </table:table-cell>
              <table:table-cell table:style-name="Tabla10.A1" office:value-type="string">
                <text:p text:style-name="P28">Empresa</text:p>
              </table:table-cell>
              <table:table-cell table:style-name="Tabla10.C1" office:value-type="string">
                <text:p text:style-name="P28">Documento origen</text:p>
              </table:table-cell>
            </table:table-row>
            <table:table-row table:style-name="Tabla10.1">
              <table:table-cell table:style-name="Tabla10.A2" office:value-type="string">
                <text:p text:style-name="P9"><text:span text:style-name="T1">[[ repeatIn(objeto.facturas_ids,'cli') ]]</text:span>[[ formatLang( cli.date_invoice, date=True) or '' ]]</text:p>
              </table:table-cell>
              <table:table-cell table:style-name="Tabla10.A2" office:value-type="string">
                <text:p text:style-name="P9">[[ cli.partner_id.name ]]</text:p>
              </table:table-cell>
              <table:table-cell table:style-name="Tabla10.C2" office:value-type="string">
                <text:p text:style-name="P9">[[ cli.origin ]]</text:p>
              </table:table-cell>
            </table:table-row>
          </table:table>
          <text:p text:style-name="P4"/>
        </text:section>
        <text:section text:style-name="Sect1" text:name="archivos adjuntos">
          <text:p text:style-name="P2"><text:span text:style-name="T6">[[ '' if objeto.attachments else removeParentNode('{urn:oasis:names:tc:opendocument:xmlns:text:1.0}section') ]]</text:span><text:span text:style-name="T2">Archivos adjuntos</text:span></text:p>
          <table:table table:name="Tabla11" table:style-name="Tabla11">
            <table:table-column table:style-name="Tabla11.A"/>
            <table:table-column table:style-name="Tabla11.B"/>
            <table:table-row table:style-name="Tabla11.1">
              <table:table-cell table:style-name="Tabla11.A1" office:value-type="string">
                <text:p text:style-name="P27">Nombre del documento adjunto</text:p>
              </table:table-cell>
              <table:table-cell table:style-name="Tabla11.B1" office:value-type="string">
                <text:p text:style-name="P27">Tipo documento</text:p>
              </table:table-cell>
            </table:table-row>
            <table:table-row table:style-name="Tabla11.1">
              <table:table-cell table:style-name="Tabla11.A2" office:value-type="string">
                <text:p text:style-name="P9"><text:span text:style-name="T1">[[ repeatIn(objeto.attachments,'cli') ]]</text:span>[[ cli.name ]]</text:p>
              </table:table-cell>
              <table:table-cell table:style-name="Tabla11.B2" office:value-type="string">
                <text:p text:style-name="P9">[[ cli.tipodocumento.name ]]</text:p>
              </table:table-cell>
            </table:table-row>
          </table:table>
          <text:p text:style-name="P23"/>
          <text:p text:style-name="P24"/>
        </text:section>
        <text:section text:style-name="Sect1" text:name="histórico">
          <text:p text:style-name="P2"><text:span text:style-name="T4">[[ '' if objeto.message_ids else removeParentNode('{urn:oasis:names:tc:opendocument:xmlns:text:1.0}section') ]]</text:span><text:span text:style-name="T2">Histórico</text:span></text:p>
          <table:table table:name="Tabla12" table:style-name="Tabla12">
            <table:table-column table:style-name="Tabla12.A"/>
            <table:table-column table:style-name="Tabla12.B"/>
            <table:table-column table:style-name="Tabla12.C"/>
            <table:table-column table:style-name="Tabla12.D"/>
            <table:table-row table:style-name="Tabla12.1">
              <table:table-cell table:style-name="Tabla12.A1" office:value-type="string">
                <text:p text:style-name="P18">Creado por</text:p>
              </table:table-cell>
              <table:table-cell table:style-name="Tabla12.A1" office:value-type="string">
                <text:p text:style-name="P15">[[ objeto.create_uid.name ]]</text:p>
              </table:table-cell>
              <table:table-cell table:style-name="Tabla12.A1" office:value-type="string">
                <text:p text:style-name="P18">Actualizado por</text:p>
              </table:table-cell>
              <table:table-cell table:style-name="Tabla12.A1" office:value-type="string">
                <text:p text:style-name="P15">[[ objeto.write_uid.name ]]</text:p>
              </table:table-cell>
            </table:table-row>
            <table:table-row table:style-name="Tabla12.1">
              <table:table-cell table:style-name="Tabla12.A1" office:value-type="string">
                <text:p text:style-name="P18">Fecha de creación</text:p>
              </table:table-cell>
              <table:table-cell table:style-name="Tabla12.A1" office:value-type="string">
                <text:p text:style-name="P20">[[ formatLang(objeto.create_date,date=True) or '' ]]</text:p>
              </table:table-cell>
              <table:table-cell table:style-name="Tabla12.A1" office:value-type="string">
                <text:p text:style-name="P18">Fecha de actualización</text:p>
              </table:table-cell>
              <table:table-cell table:style-name="Tabla12.A1" office:value-type="string">
                <text:p text:style-name="P20">[[ formatLang( objeto.write_date,date=True) or '' ]]</text:p>
              </table:table-cell>
            </table:table-row>
          </table:table>
          <text:p text:style-name="P4"/>
          <table:table table:name="Tabla13" table:style-name="Tabla13">
            <table:table-column table:style-name="Tabla13.A"/>
            <table:table-row table:style-name="Tabla13.1">
              <table:table-cell table:style-name="Tabla13.A1" office:value-type="string">
                <text:p text:style-name="P28">Historia</text:p>
              </table:table-cell>
            </table:table-row>
            <table:table-row table:style-name="Tabla13.1">
              <table:table-cell table:style-name="Tabla13.A2" office:value-type="string">
                <text:p text:style-name="P9"><text:span text:style-name="T1">[[ repeatIn(objeto.message_ids,'cli') ]]</text:span>[[ cli.display_text ]]</text:p>
              </table:table-cell>
            </table:table-row>
          </table:table>
          <text:p text:style-name="P4"/>
        </text:section>
        <text:section text:style-name="Sect1" text:name="observaciones">
          <text:p text:style-name="P5"><text:span text:style-name="T4">[[ '' if objeto.notas_ids else removeParentNode('{urn:oasis:names:tc:opendocument:xmlns:text:1.0}section') ]]</text:span>Observaciones</text:p>
          <table:table table:name="Tabla14" table:style-name="Tabla14">
            <table:table-column table:style-name="Tabla14.A" table:number-columns-repeated="3"/>
            <table:table-row table:style-name="Tabla14.1">
              <table:table-cell table:style-name="Tabla14.A1" office:value-type="string">
                <text:p text:style-name="P27">Texto de la nota</text:p>
              </table:table-cell>
              <table:table-cell table:style-name="Tabla14.A1" office:value-type="string">
                <text:p text:style-name="P27">Fecha</text:p>
              </table:table-cell>
              <table:table-cell table:style-name="Tabla14.C1" office:value-type="string">
                <text:p text:style-name="P27">Usuario</text:p>
              </table:table-cell>
            </table:table-row>
            <table:table-row table:style-name="Tabla14.1">
              <table:table-cell table:style-name="Tabla14.A2" office:value-type="string">
                <text:p text:style-name="P9"><text:span text:style-name="T1">[[ repeatIn(objeto.notas_ids,'cli') ]]</text:span>[[ cli.texto ]]</text:p>
              </table:table-cell>
              <table:table-cell table:style-name="Tabla14.A2" office:value-type="string">
                <text:p text:style-name="P9">[[ formatLang(cli.fecha,date=True) or '' ]]</text:p>
              </table:table-cell>
              <table:table-cell table:style-name="Tabla14.C2" office:value-type="string">
                <text:p text:style-name="P9">[[ cli.user_id.name ]]</text:p>
              </table:table-cell>
            </table:table-row>
          </table:table>
          <text:p text:style-name="P4"/>
        </text:section>
        <text:p text:style-name="P16"/>
      </text:section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DejaVuSans-Bold" svg:font-family="DejaVuSans-Bold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Michelena</meta:initial-creator>
    <meta:creation-date>2013-05-22T16:33:05</meta:creation-date>
    <dc:date>2013-07-01T11:49:08.35</dc:date>
    <meta:editing-duration>P1DT29M46S</meta:editing-duration>
    <meta:editing-cycles>73</meta:editing-cycles>
    <meta:generator>LibreOffice/3.3$Win32 LibreOffice_project/330m19$Build-8</meta:generator>
    <meta:document-statistic meta:table-count="15" meta:image-count="0" meta:object-count="0" meta:page-count="4" meta:paragraph-count="134" meta:word-count="484" meta:character-count="4942"/>
    <meta:user-defined meta:name="Información 1">http://pruebas2:8069</meta:user-defined>
    <meta:user-defined meta:name="Información 2">admin</meta:user-defined>
    <meta:user-defined meta:name="Información 3"/>
    <meta:user-defined meta:name="Información 4">expedientesgenerico</meta:user-defined>
  </office:meta>
</office:document-meta>
</file>